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9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2.1055in"/>
    </style:style>
    <style:style style:name="ro1" style:family="table-row">
      <style:table-row-properties style:row-height="0.266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6" style:family="table-cell" style:parent-style-name="Default" style:data-style-name="N11">
      <style:text-properties style:font-name="Liberation Sans" fo:font-weight="normal" style:font-weight-asian="normal" style:font-weight-complex="normal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sine;DejaVu Sans Mono" style:font-name-complex="Liberation Mono;Cousine;DejaVu Sa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&gt; Profile Hénon-Heiles</text:p>
          </table:table-cell>
          <table:table-cell office:value-type="float" office:value="1" calcext:value-type="float">
            <text:p>1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±128.7</text:p>
          </table:table-cell>
          <table:table-cell table:formula="of:=NUMBERVALUE(SUBSTITUTE([.D1];&quot;±&quot;;&quot;&quot;);&quot;.&quot;)/[.C1]" office:value-type="percentage" office:value="0.0390591805766313" calcext:value-type="percentage">
            <text:p>3.91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&gt; Profile Hénon-Heiles (shiftInvert)</text:p>
          </table:table-cell>
          <table:table-cell office:value-type="float" office:value="1" calcext:value-type="float">
            <text:p>1</text:p>
          </table:table-cell>
          <table:table-cell office:value-type="float" office:value="8799.9" calcext:value-type="float">
            <text:p>8799.9</text:p>
          </table:table-cell>
          <table:table-cell office:value-type="string" calcext:value-type="string">
            <text:p>±220.3</text:p>
          </table:table-cell>
          <table:table-cell table:formula="of:=NUMBERVALUE(SUBSTITUTE([.D2];&quot;±&quot;;&quot;&quot;);&quot;.&quot;)/[.C2]" office:value-type="percentage" office:value="0.0250343753906294" calcext:value-type="percentage">
            <text:p>2.50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construct grid and solve one-dimensional problems</text:p>
          </table:table-cell>
          <table:table-cell office:value-type="float" office:value="1" calcext:value-type="float">
            <text:p>1</text:p>
          </table:table-cell>
          <table:table-cell office:value-type="float" office:value="531.2" calcext:value-type="float">
            <text:p>531.2</text:p>
          </table:table-cell>
          <table:table-cell office:value-type="string" calcext:value-type="string">
            <text:p>±24.0</text:p>
          </table:table-cell>
          <table:table-cell table:formula="of:=NUMBERVALUE(SUBSTITUTE([.D4];&quot;±&quot;;&quot;&quot;);&quot;.&quot;)/[.C4]" office:value-type="percentage" office:value="0.0451807228915663" calcext:value-type="percentage">
            <text:p>4.5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finding a basis on a single grid line</text:p>
          </table:table-cell>
          <table:table-cell office:value-type="float" office:value="128" calcext:value-type="float">
            <text:p>128</text:p>
          </table:table-cell>
          <table:table-cell office:value-type="float" office:value="435.8" calcext:value-type="float">
            <text:p>435.8</text:p>
          </table:table-cell>
          <table:table-cell office:value-type="string" calcext:value-type="string">
            <text:p>±21.9</text:p>
          </table:table-cell>
          <table:table-cell table:formula="of:=NUMBERVALUE(SUBSTITUTE([.D5];&quot;±&quot;;&quot;&quot;);&quot;.&quot;)/[.C5]" office:value-type="percentage" office:value="0.0502524093620927" calcext:value-type="percentage">
            <text:p>5.03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evaluate each eigenfunction in all grid points</text:p>
          </table:table-cell>
          <table:table-cell office:value-type="float" office:value="6144" calcext:value-type="float">
            <text:p>61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±1.9</text:p>
          </table:table-cell>
          <table:table-cell table:formula="of:=NUMBERVALUE(SUBSTITUTE([.D6];&quot;±&quot;;&quot;&quot;);&quot;.&quot;)/[.C6]" office:value-type="percentage" office:value="0.0213483146067416" calcext:value-type="percentage">
            <text:p>2.13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mputing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2772.3" calcext:value-type="float">
            <text:p>2772.3</text:p>
          </table:table-cell>
          <table:table-cell office:value-type="string" calcext:value-type="string">
            <text:p>±114.2</text:p>
          </table:table-cell>
          <table:table-cell table:formula="of:=NUMBERVALUE(SUBSTITUTE([.D8];&quot;±&quot;;&quot;&quot;);&quot;.&quot;)/[.C8]" office:value-type="percentage" office:value="0.0411932330555856" calcext:value-type="percentage">
            <text:p>4.1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SPECTRA compu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2655.8" calcext:value-type="float">
            <text:p>2655.8</text:p>
          </table:table-cell>
          <table:table-cell office:value-type="string" calcext:value-type="string">
            <text:p>±112.7</text:p>
          </table:table-cell>
          <table:table-cell table:formula="of:=NUMBERVALUE(SUBSTITUTE([.D9];&quot;±&quot;;&quot;&quot;);&quot;.&quot;)/[.C9]" office:value-type="percentage" office:value="0.0424354243542435" calcext:value-type="percentage">
            <text:p>4.24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4"/>perform operation</text:p>
          </table:table-cell>
          <table:table-cell office:value-type="float" office:value="1316" calcext:value-type="float">
            <text:p>1316</text:p>
          </table:table-cell>
          <table:table-cell office:value-type="float" office:value="1151.1" calcext:value-type="float">
            <text:p>1151.1</text:p>
          </table:table-cell>
          <table:table-cell office:value-type="string" calcext:value-type="string">
            <text:p>±38.0</text:p>
          </table:table-cell>
          <table:table-cell table:formula="of:=NUMBERVALUE(SUBSTITUTE([.D10];&quot;±&quot;;&quot;&quot;);&quot;.&quot;)/[.C10]" office:value-type="percentage" office:value="0.0330119016592824" calcext:value-type="percentage">
            <text:p>3.30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1">computing eigenvalues</text:span> (shiftInvert)</text:p>
          </table:table-cell>
          <table:table-cell office:value-type="float" office:value="1" calcext:value-type="float">
            <text:p>1</text:p>
          </table:table-cell>
          <table:table-cell office:value-type="float" office:value="8289.2" calcext:value-type="float">
            <text:p>8289.2</text:p>
          </table:table-cell>
          <table:table-cell office:value-type="string" calcext:value-type="string">
            <text:p>±210.4</text:p>
          </table:table-cell>
          <table:table-cell table:formula="of:=NUMBERVALUE(SUBSTITUTE([.D12];&quot;±&quot;;&quot;&quot;);&quot;.&quot;)/[.C12]" office:value-type="percentage" office:value="0.0253824253245186" calcext:value-type="percentage">
            <text:p>2.54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compute LU-decomposition</text:p>
          </table:table-cell>
          <table:table-cell office:value-type="float" office:value="1" calcext:value-type="float">
            <text:p>1</text:p>
          </table:table-cell>
          <table:table-cell office:value-type="float" office:value="3731.3" calcext:value-type="float">
            <text:p>3731.3</text:p>
          </table:table-cell>
          <table:table-cell office:value-type="string" calcext:value-type="string">
            <text:p>±168.7</text:p>
          </table:table-cell>
          <table:table-cell table:formula="of:=NUMBERVALUE(SUBSTITUTE([.D13];&quot;±&quot;;&quot;&quot;);&quot;.&quot;)/[.C13]" office:value-type="percentage" office:value="0.0452121244606437" calcext:value-type="percentage">
            <text:p>4.5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SPECTRA compu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4529.4" calcext:value-type="float">
            <text:p>4529.4</text:p>
          </table:table-cell>
          <table:table-cell office:value-type="string" calcext:value-type="string">
            <text:p>±144.8</text:p>
          </table:table-cell>
          <table:table-cell table:formula="of:=NUMBERVALUE(SUBSTITUTE([.D14];&quot;±&quot;;&quot;&quot;);&quot;.&quot;)/[.C14]" office:value-type="percentage" office:value="0.031968914204972" calcext:value-type="percentage">
            <text:p>3.20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4"/>perform operation</text:p>
          </table:table-cell>
          <table:table-cell office:value-type="float" office:value="353" calcext:value-type="float">
            <text:p>353</text:p>
          </table:table-cell>
          <table:table-cell office:value-type="float" office:value="4165.6" calcext:value-type="float">
            <text:p>4165.6</text:p>
          </table:table-cell>
          <table:table-cell office:value-type="string" calcext:value-type="string">
            <text:p>±139.7</text:p>
          </table:table-cell>
          <table:table-cell table:formula="of:=NUMBERVALUE(SUBSTITUTE([.D15];&quot;±&quot;;&quot;&quot;);&quot;.&quot;)/[.C15]" office:value-type="percentage" office:value="0.0335365853658537" calcext:value-type="percentage">
            <text:p>3.35%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9:50:44.473407054</meta:creation-date>
    <dc:date>2023-02-07T16:00:07.702631241</dc:date>
    <meta:editing-duration>PT3H7M53S</meta:editing-duration>
    <meta:editing-cycles>6</meta:editing-cycles>
    <meta:generator>LibreOffice/6.4.7.2$Linux_X86_64 LibreOffice_project/40$Build-2</meta:generator>
    <meta:document-statistic meta:table-count="1" meta:cell-count="60" meta:object-count="0"/>
  </office:meta>
</office:document-meta>
</file>